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 style:list-style-name="WW8Num3">
      <style:paragraph-properties fo:margin-left="0cm" fo:margin-right="0.459cm" fo:line-height="150%" fo:text-indent="0cm" style:auto-text-indent="false">
        <style:tab-stops>
          <style:tab-stop style:position="0.646cm"/>
        </style:tab-stops>
      </style:paragraph-properties>
      <style:text-properties style:font-name="Times New Roman" fo:font-size="12pt" officeooo:rsid="001d4cdc" officeooo:paragraph-rsid="001d4cdc" style:font-name-asian="Times New Roman" style:font-size-asian="12pt" style:font-name-complex="Times New Roman"/>
    </style:style>
    <style:style style:name="P2" style:family="paragraph" style:parent-style-name="Standard">
      <style:paragraph-properties fo:line-height="150%"/>
      <style:text-properties style:font-name="Times New Roman" fo:font-size="12pt" officeooo:rsid="001d4cdc" officeooo:paragraph-rsid="001d4cdc" style:font-name-asian="Times New Roman" style:font-size-asian="12pt" style:font-name-complex="Times New Roman"/>
    </style:style>
    <style:style style:name="P3" style:family="paragraph" style:parent-style-name="Standard">
      <style:paragraph-properties fo:line-height="150%"/>
      <style:text-properties style:font-name="Times New Roman" fo:font-size="12pt" officeooo:rsid="001d4cdc" officeooo:paragraph-rsid="002029df" style:font-name-asian="Times New Roman" style:font-size-asian="12pt" style:font-name-complex="Times New Roman"/>
    </style:style>
    <style:style style:name="P4" style:family="paragraph" style:parent-style-name="Standard" style:list-style-name="WW8Num3">
      <style:paragraph-properties fo:margin-left="0.646cm" fo:margin-right="0cm" fo:line-height="150%" fo:text-indent="-0.646cm" style:auto-text-indent="false">
        <style:tab-stops>
          <style:tab-stop style:position="0.646cm"/>
        </style:tab-stops>
      </style:paragraph-properties>
      <style:text-properties style:font-name="Times New Roman" fo:font-size="12pt" officeooo:paragraph-rsid="00171ee5" style:font-name-asian="Times New Roman" style:font-size-asian="12pt" style:font-name-complex="Times New Roman"/>
    </style:style>
    <style:style style:name="P5" style:family="paragraph" style:parent-style-name="Standard" style:list-style-name="WW8Num3">
      <style:paragraph-properties fo:margin-left="0.646cm" fo:margin-right="0.459cm" fo:line-height="150%" fo:text-indent="-0.646cm" style:auto-text-indent="false">
        <style:tab-stops>
          <style:tab-stop style:position="0.646cm"/>
        </style:tab-stops>
      </style:paragraph-properties>
      <style:text-properties style:font-name="Times New Roman" fo:font-size="12pt" officeooo:paragraph-rsid="00171ee5" style:font-name-asian="Times New Roman" style:font-size-asian="12pt" style:font-name-complex="Times New Roman"/>
    </style:style>
    <style:style style:name="P6" style:family="paragraph" style:parent-style-name="Standard" style:list-style-name="WW8Num3">
      <style:paragraph-properties fo:margin-left="0.646cm" fo:margin-right="1.129cm" fo:line-height="150%" fo:text-indent="-0.646cm" style:auto-text-indent="false">
        <style:tab-stops>
          <style:tab-stop style:position="0.646cm"/>
        </style:tab-stops>
      </style:paragraph-properties>
      <style:text-properties style:font-name="Times New Roman" fo:font-size="12pt" officeooo:paragraph-rsid="00171ee5" style:font-name-asian="Times New Roman" style:font-size-asian="12pt" style:font-name-complex="Times New Roman"/>
    </style:style>
    <style:style style:name="P7" style:family="paragraph" style:parent-style-name="Standard">
      <style:paragraph-properties fo:line-height="150%"/>
      <style:text-properties style:font-name="Times New Roman" fo:font-size="12pt" officeooo:paragraph-rsid="00171ee5" style:font-name-asian="Times New Roman" style:font-size-asian="12pt" style:font-name-complex="Times New Roman"/>
    </style:style>
    <style:style style:name="P8" style:family="paragraph" style:parent-style-name="Standard">
      <style:paragraph-properties fo:margin-left="1.245cm" fo:margin-right="0cm" fo:line-height="150%" fo:text-indent="0cm" style:auto-text-indent="false"/>
      <style:text-properties style:font-name="Times New Roman" fo:font-size="12pt" officeooo:paragraph-rsid="00171ee5" style:font-name-asian="Times New Roman" style:font-size-asian="12pt" style:font-name-complex="Times New Roman"/>
    </style:style>
    <style:style style:name="P9" style:family="paragraph" style:parent-style-name="Standard" style:list-style-name="WW8Num3">
      <style:paragraph-properties fo:margin-left="1.916cm" fo:margin-right="0cm" fo:line-height="150%" fo:text-indent="-0.646cm" style:auto-text-indent="false">
        <style:tab-stops>
          <style:tab-stop style:position="1.916cm"/>
        </style:tab-stops>
      </style:paragraph-properties>
      <style:text-properties style:font-name="Times New Roman" fo:font-size="12pt" officeooo:paragraph-rsid="00171ee5" style:font-name-asian="Times New Roman" style:font-size-asian="12pt" style:font-name-complex="Times New Roman"/>
    </style:style>
    <style:style style:name="P10" style:family="paragraph" style:parent-style-name="Standard">
      <style:paragraph-properties fo:line-height="150%"/>
      <style:text-properties style:font-name="Times New Roman" fo:font-size="12pt" style:text-underline-style="solid" style:text-underline-width="auto" style:text-underline-color="font-color" fo:font-weight="bold" officeooo:paragraph-rsid="00171ee5" style:font-name-asian="Times New Roman" style:font-size-asian="12pt" style:font-weight-asian="bold" style:font-name-complex="Times New Roman"/>
    </style:style>
    <style:style style:name="P11" style:family="paragraph" style:parent-style-name="Standard">
      <style:paragraph-properties fo:line-height="150%"/>
      <style:text-properties style:font-name="Times New Roman" fo:font-size="12pt" style:text-underline-style="solid" style:text-underline-width="auto" style:text-underline-color="font-color" officeooo:rsid="0018090a" officeooo:paragraph-rsid="0018090a" style:font-name-asian="Times New Roman" style:font-size-asian="12pt" style:font-name-complex="Times New Roman"/>
    </style:style>
    <style:style style:name="P1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officeooo:paragraph-rsid="00171ee5" style:font-name-asian="Times New Roman" style:font-name-complex="Times New Roman"/>
    </style:style>
    <style:style style:name="P13" style:family="paragraph" style:parent-style-name="Standard" style:list-style-name="WW8Num3">
      <style:paragraph-properties fo:margin-left="1.916cm" fo:margin-right="0cm" fo:line-height="150%" fo:text-indent="-0.646cm" style:auto-text-indent="false">
        <style:tab-stops>
          <style:tab-stop style:position="1.916cm"/>
        </style:tab-stops>
      </style:paragraph-properties>
      <style:text-properties officeooo:paragraph-rsid="00171ee5"/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style:font-name="Times New Roman" fo:font-size="12pt" officeooo:rsid="00171ee5" style:font-name-asian="Times New Roman" style:font-size-asian="12pt" style:font-name-complex="Times New Roman"/>
    </style:style>
    <style:style style:name="T3" style:family="text">
      <style:text-properties style:font-name="Times New Roman" fo:font-size="12pt" officeooo:rsid="0018aa56" style:font-name-asian="Times New Roman" style:font-size-asian="12pt" style:font-name-complex="Times New Roman"/>
    </style:style>
    <style:style style:name="T4" style:family="text">
      <style:text-properties style:font-name="Times New Roman" fo:font-size="12pt" officeooo:rsid="001a8a6e" style:font-name-asian="Times New Roman" style:font-size-asian="12pt" style:font-name-complex="Times New Roman"/>
    </style:style>
    <style:style style:name="T5" style:family="text">
      <style:text-properties style:font-name="Times New Roman" fo:font-size="12pt" style:text-underline-style="solid" style:text-underline-width="auto" style:text-underline-color="font-color" officeooo:rsid="00171ee5" style:font-name-asian="Times New Roman" style:font-size-asian="12pt" style:font-name-complex="Times New Roman"/>
    </style:style>
    <style:style style:name="T6" style:family="tex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officeooo:rsid="00171ee5"/>
    </style:style>
    <style:style style:name="T9" style:family="text">
      <style:text-properties style:text-underline-style="solid" style:text-underline-width="auto" style:text-underline-color="font-color" officeooo:rsid="001ba129"/>
    </style:style>
    <style:style style:name="T10" style:family="text">
      <style:text-properties officeooo:rsid="00171ee5"/>
    </style:style>
    <style:style style:name="T11" style:family="text">
      <style:text-properties officeooo:rsid="002029df"/>
    </style:style>
    <style:style style:name="T12" style:family="text">
      <style:text-properties officeooo:rsid="0021ecd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6">Ejercicios: Identificar direcciones IP y subredes</text:span></text:p>
      <text:p text:style-name="P10"/>
      <text:list xml:id="list2527792587" text:style-name="WW8Num3">
        <text:list-item>
          <text:p text:style-name="P4">Hallar el error, si existe, en las siguientes direcciones IPv4.</text:p>
        </text:list-item>
      </text:list>
      <text:p text:style-name="P7"/>
      <text:list xml:id="list144034226129212" text:continue-numbering="true" text:style-name="WW8Num3">
        <text:list-item>
          <text:list>
            <text:list-item>
              <text:p text:style-name="P9">111.56.045.78<text:tab/><text:tab/>-<text:span text:style-name="T8">El fallo está en el 0</text:span></text:p>
            </text:list-item>
            <text:list-item>
              <text:p text:style-name="P9">221.34.7.8.20<text:tab/><text:tab/>-<text:span text:style-name="T8">Hay 5 números y solo puede haber 4</text:span></text:p>
            </text:list-item>
            <text:list-item>
              <text:p text:style-name="P13"><text:span text:style-name="T1">75.45.301.1</text:span><text:span text:style-name="T2">4.<text:tab/><text:tab/>-</text:span><text:span text:style-name="T5">El número máximo es 255 y hay un 301</text:span></text:p>
            </text:list-item>
            <text:list-item>
              <text:p text:style-name="P9">11100010.23.14.67<text:tab/><text:tab/>-<text:span text:style-name="T8">El fo</text:span><text:span text:style-name="T9">r</text:span><text:span text:style-name="T8">mato no es correcto ya que está mezclado con</text:span><text:span text:style-name="T10"> <text:tab/><text:tab/><text:tab/><text:tab/></text:span><text:span text:style-name="T8">notación decimal</text:span></text:p>
            </text:list-item>
          </text:list>
        </text:list-item>
      </text:list>
      <text:p text:style-name="P7"/>
      <text:list xml:id="list144032682159640" text:continue-numbering="true" text:style-name="WW8Num3">
        <text:list-item>
          <text:p text:style-name="P5">Observa la dirección IP de tu equipo de trabajo y su máscara (configuración protocolo tcp/ip) y obtén su dirección de red, broadcast y número de direcciones posibles. ¿Que tipo de dirección de red es? ¿Tiene acceso a Internet? ¿Por qué?</text:p>
          <text:p text:style-name="P1"/>
          <text:p text:style-name="P1">Dirección IP: 192.168.110.62</text:p>
          <text:p text:style-name="P1">Máscara: <text:s/>255.255.254.0</text:p>
          <text:p text:style-name="P1">O sea: 192.168.110.62/23</text:p>
        </text:list-item>
      </text:list>
      <text:p text:style-name="P2">Dirección de red: <text:span text:style-name="T11">192.169.110.0</text:span></text:p>
      <text:p text:style-name="P3">Dirección de broadcast: <text:s/><text:span text:style-name="T12">192.169.111.255</text:span></text:p>
      <text:p text:style-name="P2">Nº Direcciones posibles:</text:p>
      <text:p text:style-name="P7"/>
      <text:list xml:id="list144032798594790" text:continue-numbering="true" text:style-name="WW8Num3">
        <text:list-item>
          <text:p text:style-name="P4">¿Cuál es el número máximo de redes en que se puede dividir la red 192.168.3.0/28?</text:p>
          <text:p text:style-name="P4"/>
        </text:list-item>
      </text:list>
      <text:p text:style-name="P11">Se puede dividir en 16, 14 utilizables</text:p>
      <text:p text:style-name="P7"/>
      <text:list xml:id="list144032567147257" text:continue-numbering="true" text:style-name="WW8Num3">
        <text:list-item>
          <text:p text:style-name="P6">Si la dirección de red es 192.168.0.0 y la dirección de broadcast 192.168.3.255. Especifica la máscara en formato CIDR y en notación punto decimal</text:p>
        </text:list-item>
      </text:list>
      <text:p text:style-name="P7"/>
      <text:list xml:id="list144032970593964" text:continue-numbering="true" text:style-name="WW8Num3">
        <text:list-item>
          <text:list>
            <text:list-item>
              <text:p text:style-name="P9"><text:span text:style-name="T7">22 y 255.255.252.0</text:span></text:p>
            </text:list-item>
            <text:list-item>
              <text:p text:style-name="P9">23 y 255.255.254.0</text:p>
            </text:list-item>
            <text:list-item>
              <text:p text:style-name="P9">24 y 255.255.255.0</text:p>
            </text:list-item>
            <text:list-item>
              <text:p text:style-name="P9">Ninguna de las anteriores</text:p>
            </text:list-item>
          </text:list>
        </text:list-item>
      </text:list>
      <text:p text:style-name="P7"/>
      <text:list xml:id="list144032275251292" text:continue-numbering="true" text:style-name="WW8Num3">
        <text:list-item>
          <text:p text:style-name="P4">Dada la dirección de red 172.16.0.0/16 se han direccionado las siguientes redes:</text:p>
        </text:list-item>
      </text:list>
      <text:p text:style-name="P7"/>
      <text:list xml:id="list144033054882369" text:continue-numbering="true" text:style-name="WW8Num3">
        <text:list-item>
          <text:list>
            <text:list-item>
              <text:p text:style-name="P13"><text:soft-page-break/><text:span text:style-name="T1">500 pc’s <text:s text:c="2"/>172.16.0.0/23<text:tab/></text:span><text:span text:style-name="T3">Correcto</text:span></text:p>
            </text:list-item>
            <text:list-item>
              <text:p text:style-name="P13"><text:span text:style-name="T1">240 pc’s <text:s text:c="2"/>172.16.2.0/24<text:tab/></text:span><text:span text:style-name="T4">Correcto</text:span></text:p>
            </text:list-item>
            <text:list-item>
              <text:p text:style-name="P13"><text:span text:style-name="T1">64 pc’s <text:s text:c="2"/>172.16.3.0/26<text:tab/><text:tab/></text:span><text:span text:style-name="T4">Incorrecto- Aunque sean justos 64, sólo 62 son <text:tab/><text:tab/><text:tab/><text:tab/>utilizables</text:span></text:p>
            </text:list-item>
          </text:list>
        </text:list-item>
      </text:list>
      <text:p text:style-name="P7"/>
      <text:p text:style-name="P8">¿Es correcto el direccionamiento que se ha efectuado? En caso negativo, corrígelo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WW8Num1z0" style:family="text"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2pt" style:font-size-asian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>
      <style:text-properties fo:color="#4f81bd" loext:opacity="100%"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●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2" text:style-name="WW8Num1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2z1" loext:num-list-format="%2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2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2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2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2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2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2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2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3z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3" text:style-name="WW8Num3z2" loext:num-list-format="%3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3z3" loext:num-list-format="%4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3z4" loext:num-list-format="%5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3z5" loext:num-list-format="%6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3z6" loext:num-list-format="%7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3z7" loext:num-list-format="%8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3z8" loext:num-list-format="%9%.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26T14:40:32.087000000</dc:date>
    <meta:editing-duration>PT1H7M56S</meta:editing-duration>
    <meta:editing-cycles>2</meta:editing-cycles>
    <meta:generator>LibreOffice/7.2.1.2$Windows_X86_64 LibreOffice_project/87b77fad49947c1441b67c559c339af8f3517e22</meta:generator>
    <meta:document-statistic meta:table-count="0" meta:image-count="0" meta:object-count="0" meta:page-count="2" meta:paragraph-count="25" meta:word-count="233" meta:character-count="1439" meta:non-whitespace-character-count="1226"/>
  </office:meta>
</office:document-meta>
</file>